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draw:frame presentation:style-name="pr1" draw:layer="layout" svg:width="25.199cm" svg:height="17.935cm" svg:x="1.4cm" svg:y="0.837cm" presentation:class="subtitle">
          <draw:text-box>
            <text:p>Présentation oral du projet 2048 en textuelle</text:p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incipe du jeu </text:p>
              </text:list-item>
              <text:list-item>
                <text:p>Les etapes de réalisation du projet</text:p>
              </text:list-item>
              <text:list-item>
                <text:p>Difficulté rencontré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presentation:style-name="pr3" draw:layer="layout" svg:width="25.199cm" svg:height="3.506cm" svg:x="1.4cm" svg:y="0.837cm" presentation:class="title" presentation:user-transformed="true">
          <draw:text-box>
            <text:p>Principe du jeu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/>But du jeu : fussioner des nombres multiple de deux sur une grille avec déplacement limité jusqu'à obtenir 2048</text:p>
                <text:p/>
              </text:list-header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Les étapes de réalisation du projet</text:p>
          </draw:text-box>
        </draw:frame>
        <draw:frame presentation:style-name="pr4" draw:layer="layout" svg:width="25.199cm" svg:height="13.859cm" svg:x="0.8cm" svg:y="4.6cm" presentation:class="outline" presentation:user-transformed="true">
          <draw:text-box>
            <text:list text:style-name="L3">
              <text:list-item>
                <text:p>Recherche sur comment faire</text:p>
              </text:list-item>
              <text:list-item>
                <text:p>Creation des differentes fonction </text:p>
              </text:list-item>
              <text:list-item>
                <text:p>Optimisation du jeu pour qu'il soit plus joli 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Difficulté rencontrer</text:p>
          </draw:text-box>
        </draw:frame>
        <draw:frame presentation:style-name="pr4" draw:layer="layout" svg:width="25.199cm" svg:height="13.859cm" svg:x="1.8cm" svg:y="4.541cm" presentation:class="outline" presentation:user-transformed="true">
          <draw:text-box>
            <text:list text:style-name="L3">
              <text:list-item>
                <text:p>Tkinter et interface 2D</text:p>
              </text:list-item>
              <text:list-item>
                <text:p>La creation de class pour le jeu </text:p>
              </text:list-item>
              <text:list-item>
                <text:p>video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1-05T17:42:31.39</meta:creation-date>
    <meta:editing-duration>PT10M54S</meta:editing-duration>
    <meta:editing-cycles>2</meta:editing-cycles>
    <dc:date>2023-01-05T19:09:07.98</dc:date>
    <meta:document-statistic meta:object-count="40"/>
    <meta:generator>OpenOffice/4.1.7$Win32 OpenOffice.org_project/417m1$Build-9800</meta:generator>
  </office:meta>
</office:document-meta>
</file>